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d35" officeooo:paragraph-rsid="000f7d3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f7d35" officeooo:paragraph-rsid="000f7d35" style:font-size-asian="16pt" style:font-weight-asian="bold" style:font-size-complex="16pt" style:font-weight-complex="bold"/>
    </style:style>
    <style:style style:name="T1" style:family="text">
      <style:text-properties officeooo:rsid="00103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ff Management System</text:p>
      <text:p text:style-name="P2">Problem Statement</text:p>
      <text:p text:style-name="P1"/>
      <text:p text:style-name="P1">Every company has to manage its staff and all <text:span text:style-name="T1">associated </text:span>data, including personal data, payroll, absences, training, etc. The Staff Management System (SMS) is intended as a tool that integrate all activities related to staff management under one system coordinating work of various departments involved in that process and giving <text:span text:style-name="T1">management wider control over company’s human resource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21:49:15.490000000</meta:creation-date>
    <meta:generator>LibreOffice/6.2.0.3$Windows_X86_64 LibreOffice_project/98c6a8a1c6c7b144ce3cc729e34964b47ce25d62</meta:generator>
    <dc:date>2019-06-14T22:03:09.712000000</dc:date>
    <meta:editing-duration>PT2M29S</meta:editing-duration>
    <meta:editing-cycles>2</meta:editing-cycles>
    <meta:document-statistic meta:table-count="0" meta:image-count="0" meta:object-count="0" meta:page-count="1" meta:paragraph-count="3" meta:word-count="62" meta:character-count="426" meta:non-whitespace-character-count="367"/>
  </office:meta>
</office:document-meta>
</file>